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9b3d1" officeooo:paragraph-rsid="0009b3d1" style:font-size-asian="12pt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b2bc9" officeooo:paragraph-rsid="000b2bc9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0bccf6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bold" officeooo:paragraph-rsid="000bccf6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paragraph-rsid="000bccf6" style:font-name-complex="Helvetica"/>
    </style:style>
    <style:style style:name="P17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</style:style>
    <style:style style:name="P24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bccf6"/>
    </style:style>
    <style:style style:name="T2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3" text:outline-level="3">(project name)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(first and last name)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/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5"><text:span text:style-name="T1">-Requirements gathering</text:span></text:p>
            <text:p text:style-name="P15"><text:span text:style-name="T1">-Version 1 of project plan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><text:span text:style-name="T1">- No major problems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5"><text:span text:style-name="T1">-Finishing the initial version of requirements document.</text:span></text:p>
            <text:p text:style-name="P15"><text:span text:style-name="T1">-Finishing the initial version of design document.</text:span></text:p>
            <text:p text:style-name="P15"><text:span text:style-name="T1">-Start implementation of parser, and database.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4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14"><text:span text:style-name="T1">5</text:span></text:p>
          </table:table-cell>
          <table:table-cell table:style-name="Table4.A2" office:value-type="string">
            <text:p text:style-name="P11">Meeting + working on Project plan doc 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4"><text:span text:style-name="T1">4.5</text:span></text:p>
          </table:table-cell>
          <table:table-cell table:style-name="Table4.A2" office:value-type="string">
            <text:p text:style-name="P11">Meeting, Making questions for Andrea out of meeting notes, Requirements doc + Mockup 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4"><text:span text:style-name="T1">5</text:span></text:p>
          </table:table-cell>
          <table:table-cell table:style-name="Table4.A2" office:value-type="string">
            <text:p text:style-name="P13">Design mockup + requ. <text:span text:style-name="T1">doc</text:span>+ pres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4"><text:span text:style-name="T1">3</text:span></text:p>
          </table:table-cell>
          <table:table-cell table:style-name="Table4.A2" office:value-type="string">
            <text:p text:style-name="P13">Presentaton + 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6"><text:span text:style-name="T1">17.5</text:span></text:p>
            <text:p text:style-name="P16"><text:span text:style-name="T1"/></text:p>
          </table:table-cell>
          <table:table-cell table:style-name="Table4.A11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5T17:30:39.04</dc:date>
    <meta:print-date>1998-10-09T11:53:00</meta:print-date>
    <meta:editing-cycles>16</meta:editing-cycles>
    <meta:editing-duration>PT16M</meta:editing-duration>
    <meta:generator>LibreOffice/3.6$Windows_x86 LibreOffice_project/2ef5aff-a6fb0ff-166bdff-cf087ad-0f1389</meta:generator>
    <meta:document-statistic meta:table-count="4" meta:image-count="3" meta:object-count="0" meta:page-count="2" meta:paragraph-count="38" meta:word-count="100" meta:character-count="619" meta:non-whitespace-character-count="555"/>
  </office:meta>
</office:document-meta>
</file>